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16f2" officeooo:paragraph-rsid="001616f2"/>
    </style:style>
    <style:style style:name="P2" style:family="paragraph" style:parent-style-name="Standard">
      <style:text-properties officeooo:rsid="001616f2" officeooo:paragraph-rsid="001f3ff9"/>
    </style:style>
    <style:style style:name="P3" style:family="paragraph" style:parent-style-name="Standard">
      <style:text-properties officeooo:rsid="0017f00c" officeooo:paragraph-rsid="0017f00c"/>
    </style:style>
    <style:style style:name="P4" style:family="paragraph" style:parent-style-name="Standard">
      <style:text-properties officeooo:rsid="0017f00c" officeooo:paragraph-rsid="0019efa4"/>
    </style:style>
    <style:style style:name="P5" style:family="paragraph" style:parent-style-name="Standard">
      <style:text-properties officeooo:rsid="0017f00c" officeooo:paragraph-rsid="001b37ea"/>
    </style:style>
    <style:style style:name="P6" style:family="paragraph" style:parent-style-name="Standard">
      <style:text-properties officeooo:rsid="0017f00c" officeooo:paragraph-rsid="001ef626"/>
    </style:style>
    <style:style style:name="P7" style:family="paragraph" style:parent-style-name="Standard">
      <style:text-properties officeooo:rsid="0017f00c" officeooo:paragraph-rsid="001f3ff9"/>
    </style:style>
    <style:style style:name="P8" style:family="paragraph" style:parent-style-name="Standard">
      <style:text-properties officeooo:rsid="0019efa4" officeooo:paragraph-rsid="0019efa4"/>
    </style:style>
    <style:style style:name="P9" style:family="paragraph" style:parent-style-name="Standard">
      <style:text-properties officeooo:rsid="0019efa4" officeooo:paragraph-rsid="001b37ea"/>
    </style:style>
    <style:style style:name="P10" style:family="paragraph" style:parent-style-name="Standard">
      <style:text-properties fo:font-weight="normal" officeooo:rsid="0017f00c" officeooo:paragraph-rsid="001b37ea" style:font-weight-asian="normal" style:font-weight-complex="normal"/>
    </style:style>
    <style:style style:name="P11" style:family="paragraph" style:parent-style-name="Standard">
      <style:text-properties fo:font-weight="normal" officeooo:rsid="0021a7dc" officeooo:paragraph-rsid="0021a7dc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rsid="001b37ea" officeooo:paragraph-rsid="001b37ea"/>
    </style:style>
    <style:style style:name="P13" style:family="paragraph" style:parent-style-name="Standard">
      <style:text-properties officeooo:rsid="001ef626" officeooo:paragraph-rsid="001ef626"/>
    </style:style>
    <style:style style:name="P14" style:family="paragraph" style:parent-style-name="Standard">
      <style:text-properties officeooo:rsid="001ef626" officeooo:paragraph-rsid="001f3ff9"/>
    </style:style>
    <style:style style:name="P15" style:family="paragraph" style:parent-style-name="Standard">
      <style:text-properties officeooo:rsid="001f3ff9" officeooo:paragraph-rsid="0021133f"/>
    </style:style>
    <style:style style:name="P16" style:family="paragraph" style:parent-style-name="Standard">
      <style:text-properties officeooo:rsid="0021a7dc" officeooo:paragraph-rsid="0021a7dc"/>
    </style:style>
    <style:style style:name="P17" style:family="paragraph" style:parent-style-name="Standard">
      <style:text-properties fo:font-weight="normal" officeooo:rsid="0019efa4" officeooo:paragraph-rsid="0019efa4" style:font-weight-asian="normal" style:font-weight-complex="normal"/>
    </style:style>
    <style:style style:name="P18" style:family="paragraph" style:parent-style-name="Standard">
      <style:text-properties fo:font-weight="normal" officeooo:rsid="001b37ea" officeooo:paragraph-rsid="001b37ea" style:font-weight-asian="normal" style:font-weight-complex="normal"/>
    </style:style>
    <style:style style:name="P19" style:family="paragraph" style:parent-style-name="Standard">
      <style:text-properties officeooo:rsid="001a4da7" officeooo:paragraph-rsid="001b37ea"/>
    </style:style>
    <style:style style:name="P20" style:family="paragraph" style:parent-style-name="Standard">
      <style:text-properties fo:font-weight="bold" officeooo:rsid="0021133f" officeooo:paragraph-rsid="0021133f" style:font-weight-asian="bold" style:font-weight-complex="bold"/>
    </style:style>
    <style:style style:name="P21" style:family="paragraph" style:parent-style-name="Standard">
      <style:text-properties officeooo:rsid="0017f00c" officeooo:paragraph-rsid="0017f00c"/>
    </style:style>
    <style:style style:name="P22" style:family="paragraph" style:parent-style-name="Standard">
      <style:text-properties style:text-underline-style="none" officeooo:rsid="0017f00c" officeooo:paragraph-rsid="0017f00c"/>
    </style:style>
    <style:style style:name="T1" style:family="text">
      <style:text-properties officeooo:rsid="0017f0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00c" style:font-weight-asian="bold" style:font-weight-complex="bold"/>
    </style:style>
    <style:style style:name="T4" style:family="text">
      <style:text-properties fo:font-weight="bold" officeooo:rsid="0019efa4" style:font-weight-asian="bold" style:font-weight-complex="bold"/>
    </style:style>
    <style:style style:name="T5" style:family="text">
      <style:text-properties fo:font-weight="bold" officeooo:rsid="001a4da7" style:font-weight-asian="bold" style:font-weight-complex="bold"/>
    </style:style>
    <style:style style:name="T6" style:family="text">
      <style:text-properties fo:font-weight="bold" officeooo:rsid="001b37ea" style:font-weight-asian="bold" style:font-weight-complex="bold"/>
    </style:style>
    <style:style style:name="T7" style:family="text">
      <style:text-properties fo:font-weight="bold" officeooo:rsid="001ef626" style:font-weight-asian="bold" style:font-weight-complex="bold"/>
    </style:style>
    <style:style style:name="T8" style:family="text">
      <style:text-properties fo:font-weight="bold" officeooo:rsid="001f3ff9" style:font-weight-asian="bold" style:font-weight-complex="bold"/>
    </style:style>
    <style:style style:name="T9" style:family="text">
      <style:text-properties fo:font-weight="bold" officeooo:rsid="0021133f" style:font-weight-asian="bold" style:font-weight-complex="bold"/>
    </style:style>
    <style:style style:name="T10" style:family="text">
      <style:text-properties fo:font-weight="bold" fo:background-color="#fff200" loext:char-shading-value="0" style:font-weight-asian="bold" style:font-weight-complex="bold"/>
    </style:style>
    <style:style style:name="T11" style:family="text">
      <style:text-properties fo:font-weight="bold" officeooo:rsid="0017f00c" fo:background-color="#fff200" loext:char-shading-value="0" style:font-weight-asian="bold" style:font-weight-complex="bold"/>
    </style:style>
    <style:style style:name="T12" style:family="text">
      <style:text-properties officeooo:rsid="0019efa4"/>
    </style:style>
    <style:style style:name="T13" style:family="text">
      <style:text-properties fo:font-weight="normal" officeooo:rsid="001b37ea" style:font-weight-asian="normal" style:font-weight-complex="normal"/>
    </style:style>
    <style:style style:name="T14" style:family="text">
      <style:text-properties fo:font-weight="normal" officeooo:rsid="0021133f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a4da7"/>
    </style:style>
    <style:style style:name="T17" style:family="text">
      <style:text-properties fo:font-style="italic" officeooo:rsid="001a4da7" style:font-style-asian="italic" style:font-style-complex="italic"/>
    </style:style>
    <style:style style:name="T18" style:family="text">
      <style:text-properties officeooo:rsid="001b37e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b37ea"/>
    </style:style>
    <style:style style:name="T21" style:family="text">
      <style:text-properties style:text-underline-style="solid" style:text-underline-width="auto" style:text-underline-color="font-color" officeooo:rsid="001a4da7"/>
    </style:style>
    <style:style style:name="T22" style:family="text">
      <style:text-properties officeooo:rsid="001ef626"/>
    </style:style>
    <style:style style:name="T23" style:family="text">
      <style:text-properties officeooo:rsid="001f3ff9"/>
    </style:style>
    <style:style style:name="T24" style:family="text">
      <style:text-properties officeooo:rsid="00223c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:</text:p>
      <text:p text:style-name="P1"/>
      <text:p text:style-name="P1">1. Cleaning the data ( 2002-2018) from 10 different files.) - 1 month.</text:p>
      <text:p text:style-name="P1"/>
      <text:p text:style-name="P12">For co2 emissions and energy consumption from a particular region, the steps 2-3 are required:</text:p>
      <text:p text:style-name="P1"/>
      <text:p text:style-name="P13">The basic scripts to be used were developed over a three month period (eg. <text:span text:style-name="T16">(</text:span><text:span text:style-name="T17">mainCO2_konstanz.R for example</text:span><text:span text:style-name="T16">)</text:span>).</text:p>
      <text:p text:style-name="P1"/>
      <text:p text:style-name="P1">2. The <text:span text:style-name="T22">work involved is the following (SFH and MFH separately)</text:span>:</text:p>
      <text:p text:style-name="P1"/>
      <text:p text:style-name="P1"><text:tab/>2a. extract the region data. - <text:s text:c="2"/><text:span text:style-name="T11">has to be done for each region</text:span><text:span text:style-name="T3"> (search for region name,). </text:span><text:span text:style-name="T4">Difficulty level: 5 </text:span><text:span text:style-name="T8">(1 hour)</text:span></text:p>
      <text:p text:style-name="P1"><text:tab/>2b. the energy proportions of the ET. <text:span text:style-name="T4">Difficult level: 1 </text:span><text:span text:style-name="T8">(10 min)</text:span></text:p>
      <text:p text:style-name="P2"><text:tab/>2c. get the area propotions. <text:span text:style-name="T4">D<text:tab/>ifficulty level: 1 </text:span><text:span text:style-name="T8">(10 min)</text:span></text:p>
      <text:p text:style-name="P1"><text:tab/>2d. get total area <text:span text:style-name="T12">for each gtype</text:span> <text:span text:style-name="T2">(from external source – </text:span><text:span text:style-name="T11">has to be done for each region</text:span><text:span text:style-name="T2">). </text:span><text:span text:style-name="T4">Difficulty level: 30-50 (Zeitaufwendig, depending on format of the data – berlin for example was a lot of work.) </text:span><text:span text:style-name="T8">(1-2 days)</text:span></text:p>
      <text:p text:style-name="P1"><text:tab/>2e. <text:span text:style-name="T1">get specific consumtion. <text:s/></text:span><text:span text:style-name="T3">- </text:span><text:span text:style-name="T11">has to be done for each region</text:span><text:span text:style-name="T3">. </text:span><text:span text:style-name="T4">Difficult Level: 15. </text:span><text:span text:style-name="T8">(½ – 1 days)</text:span></text:p>
      <text:p text:style-name="P7"><text:tab/>2f. get total consumption <text:span text:style-name="T18">(2e*2d)</text:span>. - <text:span text:style-name="T4">Difficulty level: 1 </text:span><text:span text:style-name="T8">(10 min)</text:span></text:p>
      <text:p text:style-name="P17"><text:tab/><text:tab/></text:p>
      <text:p text:style-name="P7"><text:tab/>2g. get absolute energy shares <text:span text:style-name="T18">of the ET</text:span> (2b * 2f). <text:span text:style-name="T4">Difficulty level: 1 </text:span><text:span text:style-name="T8">(10 min)</text:span></text:p>
      <text:p text:style-name="P4"><text:tab/>2h. get co2 coefficients <text:span text:style-name="T2">(from external source – </text:span><text:span text:style-name="T10">has to be done for each region</text:span><text:span text:style-name="T2">) </text:span><text:span text:style-name="T4">Difficulty level: 10-20 (depending on each case.) </text:span><text:span text:style-name="T8">(3 hours – internet search etc.)</text:span></text:p>
      <text:p text:style-name="P5"><text:tab/>2i. get co2 emissions (2g * 2h). <text:span text:style-name="T16">This includes the:</text:span></text:p>
      <text:p text:style-name="P19"><text:tab/><text:tab/>total co2 emissions, </text:p>
      <text:p text:style-name="P19"><text:tab/><text:tab/>specific co2 emissions, </text:p>
      <text:p text:style-name="P19"><text:tab/><text:tab/>per capita co2 emissions, and </text:p>
      <text:p text:style-name="P19"><text:tab/><text:tab/>co2 emissions split by the ET.</text:p>
      <text:p text:style-name="P5"><text:span text:style-name="T16"><text:tab/><text:tab/>Co2 emissions split by ET (shares).</text:span> <text:span text:style-name="T4">Difficulty level: </text:span><text:span text:style-name="T6">30 </text:span><text:span text:style-name="T8">(3-4 hours)</text:span></text:p>
      <text:p text:style-name="P10"/>
      <text:p text:style-name="P3"/>
      <text:p text:style-name="P8">3. Population – this is an additional script</text:p>
      <text:p text:style-name="P9"><text:tab/>3a. Get the populations. If the populations split by Gtype are not available, estimate them from available population data and Building data, as in the case of Berlin. <text:span text:style-name="T15">Has to be done for each region.</text:span> </text:p>
      <text:p text:style-name="P9"><text:span text:style-name="T2"><text:tab/><text:tab/></text:span><text:span text:style-name="T13">Percapita energy consumption</text:span></text:p>
      <text:p text:style-name="P18"><text:tab/><text:tab/>Per capita co2 emissions</text:p>
      <text:p text:style-name="P9"><text:span text:style-name="T13"><text:tab/><text:tab/></text:span><text:span text:style-name="T2">Difficulty level: 50-</text:span><text:span text:style-name="T5">60. </text:span><text:span text:style-name="T8">(1-2 days)</text:span></text:p>
      <text:p text:style-name="P3"/>
      <text:p text:style-name="P3"><text:span text:style-name="T12">4</text:span>. <text:span text:style-name="T20">For co2 emissions and energy consumption from a region with smaller bezirks</text:span><text:span text:style-name="T19">, </text:span><text:span text:style-name="T21">steps 2 and 3 are to be carried out for each Bezirk inside the region, with each step having the same level of difficulty. In addition the following are required:</text:span></text:p>
      <text:p text:style-name="P22"><text:tab/><text:span text:style-name="T24">4a. Get the bezirk data</text:span></text:p>
      <text:p text:style-name="P6"><text:tab/><text:span text:style-name="T16">4a. Getting the population of the bezirks. </text:span><text:span text:style-name="T5">50-60 </text:span><text:span text:style-name="T8">(1-2 days)</text:span></text:p>
      <text:p text:style-name="P6"><text:tab/><text:span text:style-name="T22">4b. Getting the areas of the bezirks. </text:span><text:span text:style-name="T7">30-50 </text:span><text:span text:style-name="T8">(1-2 days)</text:span></text:p>
      <text:p text:style-name="P6"><text:span text:style-name="T16"><text:tab/>4b. Breakup of the energy consumption by Bezirk. </text:span><text:span text:style-name="T5">25 </text:span><text:span text:style-name="T8">(3 hours)</text:span></text:p>
      <text:p text:style-name="P3"><text:tab/><text:span text:style-name="T18">4c. Breakup of the co2 emissions by bezirk. </text:span><text:span text:style-name="T6">25 </text:span><text:span text:style-name="T8">(3 hours)</text:span></text:p>
      <text:p text:style-name="P3"><text:tab/></text:p>
      <text:p text:style-name="P3"/>
      <text:p text:style-name="P3"/>
      <text:p text:style-name="P16"><text:soft-page-break/>The following (5-6) is for <text:span text:style-name="T8">SFH, MFH, ALL</text:span><text:span text:style-name="T23"> combined:</text:span></text:p>
      <text:p text:style-name="P14"/>
      <text:p text:style-name="P14">5. <text:span text:style-name="T23">Writing the main R-script (mainCO2_Konstanz.R ) for </text:span><text:span text:style-name="T8">SFH, MFH, ALL</text:span><text:span text:style-name="T23"> combined,</text:span></text:p>
      <text:p text:style-name="P14">Collecting all the <text:span text:style-name="T23">above </text:span>scripts together in a single file (Rmd/pdf/html): <text:span text:style-name="T8">1 day.</text:span></text:p>
      <text:p text:style-name="P15">6. Collecting figures, making presentations <text:span text:style-name="T2">SFH, MFH, ALL </text:span><text:span text:style-name="T14">combined</text:span>: <text:span text:style-name="T9">3 days</text:span></text:p>
      <text:p text:style-name="P20"/>
      <text:p text:style-name="P11">Maintaing and improving the code:</text:p>
      <text:p text:style-name="P11"/>
      <text:p text:style-name="P11">1. Updating the Rdata files.</text:p>
      <text:p text:style-name="P11">2. Modifying the 2002-2018 hard coding to soft coding to accomodate further yea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02:10.673198347</meta:creation-date>
    <dc:date>2019-12-06T11:28:52.182325544</dc:date>
    <meta:editing-duration>PT37M4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461" meta:character-count="2715" meta:non-whitespace-character-count="2245"/>
  </office:meta>
</office:document-meta>
</file>